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style:font-name="Times New Roman1"/>
    </style:style>
    <style:style style:name="P4" style:family="paragraph" style:parent-style-name="Standard" style:list-style-name="L1">
      <style:text-properties style:font-name="Times New Roman1" fo:font-weight="bold" style:font-weight-asian="bold" style:font-weight-complex="bold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weight="bold" style:font-weight-asian="bold" style:font-weight-complex="bold"/>
    </style:style>
    <style:style style:name="T3" style:family="text">
      <style:text-properties style:font-name="Times New Roman"/>
    </style:style>
    <style:style style:name="T4" style:family="text">
      <style:text-properties fo:color="#ff0000"/>
    </style:style>
    <style:style style:name="T5" style:family="text">
      <style:text-properties fo:color="#ff0000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99"/>
    </style:style>
    <style:style style:name="T8" style:family="text">
      <style:text-properties fo:color="#000099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style:use-window-font-color="true" style:font-name="Times New Roman1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fo:color="#00cc00"/>
    </style:style>
    <style:style style:name="T14" style:family="text">
      <style:text-properties fo:color="#00cc00" fo:font-weight="normal" style:font-weight-asian="normal" style:font-weight-complex="normal"/>
    </style:style>
    <style:style style:name="T15" style:family="text">
      <style:text-properties fo:color="#993366"/>
    </style:style>
    <style:style style:name="T16" style:family="text">
      <style:text-properties fo:color="#00cccc"/>
    </style:style>
    <style:style style:name="T17" style:family="text">
      <style:text-properties fo:color="#3333ff"/>
    </style:style>
    <style:style style:name="T18" style:family="text">
      <style:text-properties fo:color="#009900"/>
    </style:style>
    <style:style style:name="T19" style:family="text">
      <style:text-properties fo:color="#0000cc"/>
    </style:style>
    <style:style style:name="T20" style:family="text">
      <style:text-properties fo:color="#ff3399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m típusos Lambda kalkulus bevezető feladatok</text:p>
      <text:list xml:id="list5015877413896431029" text:style-name="L1">
        <text:list-item>
          <text:p text:style-name="P2">Hozd teljesen zárójelezett alakra!</text:p>
          <text:list>
            <text:list-item>
              <text:p text:style-name="P3">λx.xz λy.xy<text:line-break/><text:tab/><text:tab/>(λx.(((xz) (λy.(xy)))))</text:p>
            </text:list-item>
            <text:list-item>
              <text:p text:style-name="P3">(λx.xz) λy.w λw.wyzx <text:line-break/><text:tab/><text:tab/>((λx.(xz))(λy.(w(λw.(((wy)z)x)))))</text:p>
            </text:list-item>
            <text:list-item>
              <text:p text:style-name="P3">λx.xy λx.yx<text:line-break/><text:tab/><text:tab/>(λx.((xy)(λx.(yx))))</text:p>
            </text:list-item>
            <text:list-item>
              <text:p text:style-name="P3">(λp.pz) λq.w λw.wqzp<text:line-break/><text:tab/><text:tab/>((λp.(pz)) (λq.(w (λw.(((wq)z)p)))))</text:p>
            </text:list-item>
          </text:list>
        </text:list-item>
        <text:list-item>
          <text:p text:style-name="P2">Jelöld a kötési viszonyokat!<text:line-break/>(<text:span text:style-name="T1">α</text:span><text:span text:style-name="T3">-konverziót ne alkalmazzunk,<text:line-break/>explicit zárójelezni nem kell, <text:line-break/>hasonló színnel jelöljük a kötött változót és a kötő lambdát (az absztrakciós kifejezésben a lambda karaktert tartalmazó prefixumot),<text:line-break/>fekete színnel félkövérrel a szabad változókat kell kiemelni</text:span>)</text:p>
          <text:list>
            <text:list-item>
              <text:p text:style-name="P2">(λx. x) y (λy. y x) x<text:line-break/><text:tab/><text:tab/><text:span text:style-name="T9">(</text:span><text:span text:style-name="T5">λx</text:span><text:span text:style-name="T9">. </text:span><text:span text:style-name="T5">x</text:span><text:span text:style-name="T9">) </text:span><text:span text:style-name="T12">y</text:span><text:span text:style-name="T9"> (</text:span><text:span text:style-name="T8">λy</text:span><text:span text:style-name="T9">. </text:span><text:span text:style-name="T8">y</text:span><text:span text:style-name="T9"> </text:span><text:span text:style-name="T6">x</text:span><text:span text:style-name="T9">) </text:span><text:span text:style-name="T6">x</text:span></text:p>
            </text:list-item>
            <text:list-item>
              <text:p text:style-name="P2"><text:span text:style-name="T10">((λx.λy.λz. x y z ) (λx. y x) y) (λx . z x)</text:span><text:line-break/><text:tab/><text:tab/>((<text:span text:style-name="T4">λx</text:span>.<text:span text:style-name="T13">λy</text:span>.<text:span text:style-name="T7">λz</text:span>. <text:span text:style-name="T4">x</text:span> <text:span text:style-name="T13">y</text:span> <text:span text:style-name="T7">z</text:span> ) (<text:span text:style-name="T16">λx</text:span>. <text:span text:style-name="T6">y</text:span> <text:span text:style-name="T16">x</text:span>) <text:span text:style-name="T6">y</text:span>) (<text:span text:style-name="T15">λx</text:span> . <text:span text:style-name="T6">z</text:span> <text:span text:style-name="T15">x</text:span>)</text:p>
            </text:list-item>
            <text:list-item>
              <text:p text:style-name="P2">λx.x z λy.x y<text:line-break/><text:tab/><text:tab/><text:span text:style-name="T4">λx</text:span>.<text:span text:style-name="T4">x</text:span> <text:span text:style-name="T6">z</text:span> <text:span text:style-name="T17">λy</text:span>.<text:span text:style-name="T4">x</text:span> <text:span text:style-name="T17">y</text:span></text:p>
            </text:list-item>
            <text:list-item>
              <text:p text:style-name="P2">(λx. x z) λy. w λw. w y z x<text:line-break/><text:tab/><text:tab/>(<text:span text:style-name="T4">λx</text:span>. <text:span text:style-name="T4">x</text:span> <text:span text:style-name="T6">z</text:span>) <text:span text:style-name="T7">λy</text:span>. <text:span text:style-name="T6">w</text:span> <text:span text:style-name="T18">λw</text:span>. <text:span text:style-name="T18">w</text:span> <text:span text:style-name="T7">y</text:span> <text:span text:style-name="T6">z x</text:span></text:p>
            </text:list-item>
            <text:list-item>
              <text:p text:style-name="P2">λx. x y λx. y x<text:line-break/><text:tab/><text:tab/><text:span text:style-name="T4">λx</text:span>. <text:span text:style-name="T4">x</text:span> <text:span text:style-name="T6">y</text:span> <text:span text:style-name="T19">λx</text:span>. <text:span text:style-name="T6">y</text:span> <text:span text:style-name="T19">x</text:span></text:p>
            </text:list-item>
            <text:list-item>
              <text:p text:style-name="P2">λs.s z λq.s q<text:line-break/><text:tab/><text:tab/><text:span text:style-name="T4">λs</text:span>.<text:span text:style-name="T4">s</text:span> <text:span text:style-name="T6">z</text:span> <text:span text:style-name="T7">λq</text:span>.<text:span text:style-name="T4">s</text:span> <text:span text:style-name="T7">q</text:span></text:p>
            </text:list-item>
            <text:list-item>
              <text:p text:style-name="P2"><text:span text:style-name="T10">(λs. s z) λq. w λw. w q z s</text:span><text:span text:style-name="T6"><text:line-break/><text:tab/><text:tab/></text:span><text:span text:style-name="T9">(</text:span><text:span text:style-name="T5">λs</text:span><text:span text:style-name="T9">. </text:span><text:span text:style-name="T5">s</text:span><text:span text:style-name="T9"> </text:span><text:span text:style-name="T6">z</text:span><text:span text:style-name="T9">) </text:span><text:span text:style-name="T8">λq</text:span><text:span text:style-name="T9">. </text:span><text:span text:style-name="T6">w</text:span><text:span text:style-name="T9"> </text:span><text:span text:style-name="T14">λw</text:span><text:span text:style-name="T9">. </text:span><text:span text:style-name="T14">w</text:span><text:span text:style-name="T9"> </text:span><text:span text:style-name="T8">q</text:span><text:span text:style-name="T9"> </text:span><text:span text:style-name="T6">z s</text:span></text:p>
            </text:list-item>
            <text:list-item>
              <text:p text:style-name="P2"><text:span text:style-name="T10">λz. (((λs.sq) (λq.qz)) λz. (z z))</text:span><text:line-break/><text:tab/><text:tab/><text:span text:style-name="T4">λz</text:span>. (((<text:span text:style-name="T7">λs</text:span>.<text:span text:style-name="T7">s</text:span><text:span text:style-name="T6">q</text:span>) (<text:span text:style-name="T13">λq</text:span>.<text:span text:style-name="T13">q</text:span><text:span text:style-name="T6">z</text:span>)) <text:span text:style-name="T20">λz</text:span>. (<text:span text:style-name="T20">z z</text:span>))</text:p>
            </text:list-item>
          </text:list>
        </text:list-item>
        <text:list-item>
          <text:p text:style-name="P3">Alkalmazz β-redukciót amíg lehet (ha tisztábbá teszi, akkor zárójelezést és explicit α konverziós lépést is lehet)!</text:p>
          <text:list>
            <text:list-item>
              <text:p text:style-name="P3">((λx.(x y))(λz.z))<text:line-break/><text:tab/>[(λz.z)\x](x y)<text:line-break/><text:tab/>(λz.z) y<text:line-break/><text:tab/>[y\z](λz.z)</text:p>
              <text:list>
                <text:list-item>
                  <text:list>
                    <text:list-header>
                      <text:p text:style-name="P4">y</text:p>
                    </text:list-header>
                  </text:list>
                </text:list-item>
              </text:list>
            </text:list-item>
            <text:list-item>
              <text:p text:style-name="P2"><text:span text:style-name="T1">((λx.((λy.(x y))x))(λz.w))<text:line-break/><text:tab/>[(λz.w)\x] ((λy.(x y))x)<text:line-break/><text:tab/>(λy.((λz.w) y))(λz.w)<text:line-break/><text:tab/>[(λz.w)\y]((λz.w) y)<text:line-break/><text:tab/>(λz.w) (λz.w)<text:line-break/><text:tab/>[(λz.w)\z](w)<text:line-break/><text:tab/></text:span><text:span text:style-name="T2">w</text:span></text:p>
            </text:list-item>
            <text:list-item>
              <text:p text:style-name="P2"><text:span text:style-name="T1">((λx.(x x))(λx.(x x)))<text:line-break/><text:tab/>[α]<text:line-break/><text:tab/>((λx.(x x))(λy.(y y)))<text:line-break/><text:tab/>[(λy.(y y))\x](x x)<text:line-break/><text:tab/>(λy.(y y)) (λy.(y y))<text:line-break/></text:span><text:span text:style-name="T1"><text:tab/></text:span><text:span text:style-name="T2">nem redukálódik</text:span></text:p>
            </text:list-item>
            <text:list-item>
              <text:p text:style-name="P2"><text:soft-page-break/><text:span text:style-name="T1">(λz.z) (λy.y y) (λx.x a)<text:line-break/><text:tab/>([(λy.y y)\z] z) (λx.x a)<text:line-break/><text:tab/>(λy.y y) (λx.x a)<text:line-break/><text:tab/>[(λx.x a)\y] y y<text:line-break/><text:tab/>(λx.x a) (λx.x a)<text:line-break/><text:tab/>[α]<text:line-break/><text:tab/>(λx.x a) (λy.y a)<text:line-break/><text:tab/>[(λy.y a)\x] x a<text:line-break/><text:tab/> (λy.y a) a<text:line-break/><text:tab/>[a\y] y a<text:line-break/><text:tab/></text:span><text:span text:style-name="T2">a a</text:span></text:p>
            </text:list-item>
            <text:list-item>
              <text:p text:style-name="P2"><text:span text:style-name="T1">(λz.z) (λz.z z) (λz.z y)<text:line-break/><text:tab/>[α]<text:line-break/><text:tab/>(λx.x) (λz.z z) (λw.w y)<text:line-break/><text:tab/>([(λz.z z)\x] x) (λw.w y)<text:line-break/><text:tab/>(λz.z z) (λw.w y)<text:line-break/><text:tab/>[(λw.w y)\z] z z<text:line-break/><text:tab/>(λw.w y) (λw.w y)<text:line-break/><text:tab/>[α]<text:line-break/><text:tab/>(λx.x y) (λz.z y)<text:line-break/><text:tab/>[(λz.z y)\x] x y<text:line-break/><text:tab/>(λz.z y) y<text:line-break/><text:tab/>[y\z] z y<text:line-break/><text:tab/></text:span><text:span text:style-name="T2">y y</text:span></text:p>
            </text:list-item>
            <text:list-item>
              <text:p text:style-name="P2"><text:span text:style-name="T1">(λx.λy.x y y) (λa.a) b<text:line-break/><text:tab/>(λx.λy.((x y) y)) (λa.a) b<text:line-break/><text:tab/>([(λa.a)\x] λy.((x y) y)) b<text:line-break/><text:tab/> (λy.(((λa.a) y) y)) b<text:line-break/><text:tab/>[b\y] ((λa.a) y) y<text:line-break/><text:tab/>((λa.a) b) b<text:line-break/><text:tab/>[b\a] (a b)<text:line-break/><text:tab/></text:span><text:span text:style-name="T2">b b</text:span></text:p>
            </text:list-item>
            <text:list-item>
              <text:p text:style-name="P2"><text:span text:style-name="T1">(λx.λy.x y y) (λy.y) y<text:line-break/><text:tab/>[α]<text:line-break/><text:tab/>(λx.λz.x z z) (λw.w) y<text:line-break/><text:tab/>([(λw.w)\x] λz.(x z z) )y<text:line-break/><text:tab/>λz.( (λw.w) z z) y<text:line-break/><text:tab/>[y\z] (λw.w) z z<text:line-break/><text:tab/>(λw.w) y y<text:line-break/><text:tab/>([y\w] w) y<text:line-break/><text:tab/></text:span><text:span text:style-name="T2">y y</text:span></text:p>
            </text:list-item>
            <text:list-item>
              <text:p text:style-name="P2"><text:span text:style-name="T1">(λx.x x) (λy.y x) z<text:line-break/><text:tab/>[α]<text:line-break/><text:tab/>(λw.w w) (λy.y x) z<text:line-break/><text:tab/>([(λy.y x)\w] w w) z<text:line-break/><text:tab/>((λy.y x) (λy.y x)) z<text:line-break/><text:tab/>([(λy.y x)\y] y x) z<text:line-break/><text:tab/>((λy.y x) x) z<text:line-break/><text:tab/>([x\y] y x) z<text:line-break/><text:tab/></text:span><text:span text:style-name="T2">x x z</text:span></text:p>
            </text:list-item>
            <text:list-item>
              <text:p text:style-name="P2"><text:span text:style-name="T1">(λx. (λy. (x y)) y) z<text:line-break/></text:span><text:span text:style-name="T1"><text:tab/>[α]<text:line-break/></text:span><text:soft-page-break/><text:span text:style-name="T1"><text:tab/>(λx. (λw. (x w)) y) z<text:line-break/><text:tab/>[z\x] (λw. (x w)) y<text:line-break/><text:tab/>(λw. (z w)) y<text:line-break/><text:tab/>[y\w] (z w)<text:line-break/><text:tab/></text:span><text:span text:style-name="T2">z y</text:span></text:p>
            </text:list-item>
            <text:list-item>
              <text:p text:style-name="P2"><text:span text:style-name="T1">((λx.x x) (λy.y)) (λy.y)<text:line-break/><text:tab/>[α]<text:line-break/><text:tab/>((λx.x x) (λy.y)) (λz.z)<text:line-break/><text:tab/>( [(λy.y)\x] x x ) (λz.z)<text:line-break/><text:tab/>(λy.y) (λy.y) (λz.z)<text:line-break/><text:tab/>[α]<text:line-break/><text:tab/>(λx.x) (λy.y) (λz.z)<text:line-break/><text:tab/>([(λy.y)\x] x )(λz.z)<text:line-break/><text:tab/>(λy.y) (λz.z)<text:line-break/><text:tab/>[(λz.z)\y] y<text:line-break/><text:tab/></text:span><text:span text:style-name="T2">λz.z</text:span></text:p>
            </text:list-item>
            <text:list-item>
              <text:p text:style-name="P2"><text:span text:style-name="T1">(((λx. λy.(x y))(λy.y)) w)<text:line-break/><text:tab/>[α]<text:line-break/><text:tab/>(((λx. λy.(x y))(λz.z)) w)<text:line-break/><text:tab/>([(λz.z)\x] λy.(x y)) w)<text:line-break/><text:tab/>( λy.( (λz.z) y) ) w<text:line-break/><text:tab/>[w\y] <text:s/>(λz.z) y<text:line-break/><text:tab/>(λz.z) w<text:line-break/><text:tab/>[w\z] <text:s/>z<text:line-break/><text:tab/></text:span><text:span text:style-name="T2">w</text:span></text:p>
            </text:list-item>
            <text:list-item>
              <text:p text:style-name="P2"><text:span text:style-name="T1">(λx.(λz.z y) x )(λx.x)<text:line-break/><text:tab/>[α]<text:line-break/><text:tab/>(λx.(λz.z y) x )(λw.w)<text:line-break/><text:tab/>[(λw.w)\x] (λz.z y) x<text:line-break/><text:tab/>(λz.z y) (λw.w)<text:line-break/><text:tab/>[(λw.w)\z] <text:s/>z y<text:line-break/><text:tab/>(λw.w) y<text:line-break/><text:tab/>[y\w] w<text:line-break/><text:tab/></text:span><text:span text:style-name="T2">y</text:span></text:p>
            </text:list-item>
            <text:list-item>
              <text:p text:style-name="P2"><text:span text:style-name="T1">(λx. x x y)(λx. x x y)<text:line-break/><text:tab/>[α]<text:line-break/><text:tab/>(λx. x x y)(λz. z z y)<text:line-break/><text:tab/>[(λz. z z y)\x] <text:s/>x x y<text:line-break/><text:tab/>(λz. z z y) (λz. z z y) y<text:line-break/><text:tab/>[α]<text:line-break/><text:tab/>(λx. x x y) (λz. z z y) y<text:line-break/><text:tab/>( [(λz. z z y)\x] <text:s/>x x y) y<text:line-break/><text:tab/>( (λz. z z y) (λz. z z y) y ) y<text:line-break/><text:tab/></text:span><text:span text:style-name="T2">nem redukálódik</text:span></text:p>
            </text:list-item>
            <text:list-item>
              <text:p text:style-name="P2"><text:span text:style-name="T1">((λf.((λg.((f f)g))(λh.(k h))))(λx.(λy.y)))<text:line-break/><text:tab/>[(λx.(λy.y))\f] ( <text:s/>(λg.((f f)g)) <text:s/>(λh.(k h)) <text:s/>)<text:line-break/><text:tab/>(λg.(( (λx.(λy.y)) <text:s/>(λx.(λy.y)) )g)) <text:s/>(λh.(k h))<text:line-break/><text:tab/>[(λh.(k h))\g] ( (λx.(λy.y)) <text:s/>(λx.(λy.y)) ) <text:s text:c="2"/>g<text:line-break/><text:tab/>( (λx.(λy.y)) <text:s/>(λx.(λy.y)) ) <text:s text:c="2"/>(λh.(k h))<text:line-break/><text:tab/>( [(λx.(λy.y))\x] (λy.y) ) (λh.(k h))<text:line-break/></text:span><text:span text:style-name="T1"><text:tab/>(λy.y) (λh.(k h))<text:line-break/></text:span><text:span text:style-name="T1"><text:tab/>[(λh.(k h))\y] y<text:line-break/></text:span><text:soft-page-break/><text:span text:style-name="T1"><text:tab/></text:span><text:span text:style-name="T2">λh.(k h)</text:span></text:p>
            </text:list-item>
            <text:list-item>
              <text:p text:style-name="P2"><text:span text:style-name="T11">((((λf.(λg.(λx.((fx)(g x)))))(λm.(λn.(n m))))(λn.z)) p)</text:span><text:span text:style-name="T1"><text:line-break/><text:tab/>[Zavaróak a zárójelek, ezért töröljük azokat, melyekre nincs szükség, pl. kötési <text:tab/>renden nem változtatnak]<text:line-break/><text:tab/>(λf.λg.λx. f x g x )(λm.λn.n m)(λn.z) p<text:line-break/><text:tab/>([(λm.λn.n m)\f]λg.λx. f x g x ) (λn.z) p<text:line-break/><text:tab/>(λg.λx. (λm.λn.n m) x g x ) (λn.z) p<text:line-break/><text:tab/>([(λn.z)\g] λx. (λm.λn.n m) x g x ) p<text:line-break/><text:tab/>( λx. (λm.λn.n m) x (λn.z) x ) p<text:line-break/><text:tab/>[p\x] (λm.λn.n m) x (λn.z) x<text:line-break/><text:tab/>(λm.λn.n m) p (λn.z) p<text:line-break/><text:tab/>([p\m] λn.n m ) (λn.z) p<text:line-break/><text:tab/> (λn.n p) (λn.z) p<text:line-break/><text:tab/>[α]<text:line-break/><text:tab/>(λn.n p) (λm.z) p<text:line-break/><text:tab/>([(λm.z)\n] <text:s/>n p) p<text:line-break/><text:tab/>( (λm.z) p ) p<text:line-break/><text:tab/>([p\m] z) p<text:line-break/><text:tab/></text:span><text:span text:style-name="T2">z p</text:span></text:p>
            </text:list-item>
            <text:list-item>
              <text:p text:style-name="P2"><text:span text:style-name="T1">(λg.((λf.((λx.(f (x x)))(λx.(f (x x))))) g))<text:line-break/><text:tab/>[α]<text:line-break/><text:tab/>(λg.((λf.((λx.(f (x x)))(λy.(f (y y))))) g))<text:line-break/><text:tab/>(λg.((λf.[(λy.(f (y y)))\x]( f (x x) )) g))<text:line-break/><text:tab/>(λg.((λf.( f ( (λy.(f (y y))) (λy.(f (y y))) ) )) g))<text:line-break/><text:tab/>(λg.((λf.( f ( [(λy.(f (y y)))\y](λy.(f (y y))) ) )) g))<text:line-break/><text:tab/>(λg.((λf.( f ( (λy.(f (λy.(f (y y))) λy.(f (y y)))))) ) )) g))<text:line-break/></text:span><text:span text:style-name="T2"><text:tab/>nem redukálódik</text:span></text:p>
            </text:list-item>
          </text:list>
        </text:list-item>
        <text:list-item>
          <text:p text:style-name="P3">Mutasd meg, hogy több redukciós lépéssor létezik!</text:p>
          <text:list>
            <text:list-item>
              <text:p text:style-name="P3">(λx.y) ((λy.y y y) (λx.x x x))</text:p>
              <text:list>
                <text:list-header>
                  <text:p text:style-name="P2"><text:span text:style-name="T2">„A” út</text:span><text:span text:style-name="T1"><text:line-break/>(λx.y) ((λy.y y y) (λx.x x x))<text:line-break/>[α]<text:line-break/>(λx.y) ((λz.z z z) (λw.w w w))<text:line-break/>[((λz.z z z) (λw.w w w))\x]y<text:line-break/></text:span><text:span text:style-name="T2">y</text:span></text:p>
                  <text:p text:style-name="P2"><text:span text:style-name="T2">„B” út</text:span><text:span text:style-name="T1"><text:line-break/>(λx.y) ((λy.y y y) (λx.x x x))<text:line-break/>[α]<text:line-break/>(λx.y) ((λz.z z z) (λw.w w w))<text:line-break/>(λx.y) ([(λw.w w w)\z] z z z)<text:line-break/>(λx.y) ( (λw.w w w) <text:s/>(λw.w w w) <text:s/>(λw.w w w) )<text:line-break/>[α]<text:line-break/>(λx.y) ( (λz.z z z) <text:s/>(λu.u u u) <text:s/>(λw.w w w) )<text:line-break/>(λx.y) ( ([(λu.u u u)\z] z z z) (λw.w w w) )<text:line-break/>(λx.y) ( (λu.u u u) (λu.u u u) (λu.u u u) (λw.w w w) )<text:line-break/></text:span><text:span text:style-name="T2">nem redukálódik</text:span></text:p>
                </text:list-header>
              </text:list>
            </text:list-item>
          </text:list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ki Jki</meta:initial-creator>
    <meta:creation-date>2020-02-04T13:30:40.88</meta:creation-date>
    <dc:date>2020-02-09T14:15:55.05</dc:date>
    <dc:creator>Jki Jki</dc:creator>
    <meta:editing-duration>PT3H17M30S</meta:editing-duration>
    <meta:editing-cycles>39</meta:editing-cycles>
    <meta:generator>OpenOffice/4.1.5$Win32 OpenOffice.org_project/415m1$Build-9789</meta:generator>
    <meta:document-statistic meta:table-count="0" meta:image-count="0" meta:object-count="0" meta:page-count="4" meta:paragraph-count="37" meta:word-count="949" meta:character-count="4849"/>
  </office:meta>
</office:document-meta>
</file>